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erif2" svg:font-family="'Liberation Serif', 'Arial Unicode MS'"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style:line-height-at-least="0.176cm"/>
      <style:text-properties style:font-name="Liberation Serif" fo:language="sk" fo:country="SK"/>
    </style:style>
    <style:style style:name="P3" style:family="paragraph" style:parent-style-name="Text_20_body">
      <style:paragraph-properties fo:line-height="100%"/>
    </style:style>
    <style:style style:name="P4" style:family="paragraph" style:parent-style-name="Text_20_body">
      <style:paragraph-properties style:line-height-at-least="0.176cm"/>
    </style:style>
    <style:style style:name="P5" style:family="paragraph" style:parent-style-name="Standard">
      <style:paragraph-properties fo:line-height="100%"/>
      <style:text-properties style:font-name="Liberation Serif" fo:language="sk" fo:country="SK"/>
    </style:style>
    <style:style style:name="P6" style:family="paragraph" style:parent-style-name="Standard">
      <style:paragraph-properties fo:line-height="100%"/>
      <style:text-properties style:font-name="Liberation Serif" fo:language="sk" fo:country="SK" fo:font-weight="bold" style:font-weight-asian="bold" style:font-weight-complex="bold"/>
    </style:style>
    <style:style style:name="P7" style:family="paragraph" style:parent-style-name="Standard">
      <style:paragraph-properties fo:line-height="100%"/>
      <style:text-properties style:font-name="Times New Roman" fo:language="sk" fo:country="SK"/>
    </style:style>
    <style:style style:name="P8" style:family="paragraph" style:parent-style-name="Standard">
      <style:paragraph-properties fo:line-height="100%"/>
      <style:text-properties style:font-name="Times New Roman" fo:language="sk" fo:country="SK" fo:font-weight="bold" style:font-weight-asian="bold" style:font-weight-complex="bold"/>
    </style:style>
    <style:style style:name="P9" style:family="paragraph" style:parent-style-name="Standard">
      <style:paragraph-properties fo:line-height="100%"/>
      <style:text-properties style:font-name="Times New Roman" fo:font-weight="bold" style:font-weight-asian="bold" style:font-weight-complex="bold"/>
    </style:style>
    <style:style style:name="P10" style:family="paragraph" style:parent-style-name="Standard">
      <style:paragraph-properties fo:line-height="100%"/>
      <style:text-properties style:font-name="Times New Roman"/>
    </style:style>
    <style:style style:name="P11" style:family="paragraph" style:parent-style-name="Standard">
      <style:paragraph-properties fo:line-height="100%"/>
    </style:style>
    <style:style style:name="P12" style:family="paragraph" style:parent-style-name="Standard">
      <style:paragraph-properties fo:line-height="100%"/>
      <style:text-properties fo:font-weight="bold" style:font-weight-asian="bold" style:font-weight-complex="bold"/>
    </style:style>
    <style:style style:name="P13" style:family="paragraph" style:parent-style-name="Standard">
      <style:paragraph-properties style:line-height-at-least="0.176cm"/>
    </style:style>
    <style:style style:name="P14"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style:line-height-at-least="0.176cm"/>
      <style:text-properties fo:font-weight="bold" style:font-weight-asian="bold" style:font-weight-complex="bold"/>
    </style:style>
    <style:style style:name="P17" style:family="paragraph" style:parent-style-name="Standard">
      <style:paragraph-properties fo:line-height="100%"/>
      <style:text-properties style:font-name="Times New Roman"/>
    </style:style>
    <style:style style:name="P18" style:family="paragraph" style:parent-style-name="Standard">
      <style:paragraph-properties fo:line-height="100%"/>
      <style:text-properties style:font-name="Times New Roman" fo:font-weight="bold" style:font-weight-asian="bold" style:font-weight-complex="bold"/>
    </style:style>
    <style:style style:name="P19" style:family="paragraph" style:parent-style-name="Standard">
      <style:paragraph-properties fo:line-height="100%"/>
      <style:text-properties style:font-name="Liberation Serif" fo:language="sk" fo:country="SK"/>
    </style:style>
    <style:style style:name="P20" style:family="paragraph" style:parent-style-name="Standard">
      <style:paragraph-properties fo:line-height="100%"/>
    </style:style>
    <style:style style:name="P21" style:family="paragraph" style:parent-style-name="Text_20_body">
      <style:paragraph-properties style:line-height-at-least="0.176cm"/>
    </style:style>
    <style:style style:name="P22" style:family="paragraph" style:parent-style-name="Text_20_body">
      <style:paragraph-properties fo:line-height="100%"/>
      <style:text-properties style:font-name="Liberation Serif" fo:language="sk" fo:country="SK"/>
    </style:style>
    <style:style style:name="P23" style:family="paragraph" style:parent-style-name="Text_20_body">
      <style:paragraph-properties style:line-height-at-least="0.176cm"/>
      <style:text-properties style:font-name="Liberation Serif" fo:language="sk" fo:country="SK"/>
    </style:style>
    <style:style style:name="P24" style:family="paragraph" style:parent-style-name="Text_20_body">
      <style:paragraph-properties style:line-height-at-least="0.176cm"/>
      <style:text-properties style:font-name="Liberation Serif2"/>
    </style:style>
    <style:style style:name="P25" style:family="paragraph" style:parent-style-name="Heading_20_1">
      <style:paragraph-properties fo:line-height="100%"/>
    </style:style>
    <style:style style:name="P26"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language="sk" fo:country="SK"/>
    </style:style>
    <style:style style:name="T7" style:family="text">
      <style:text-properties fo:background-color="#ff0000"/>
    </style:style>
    <style:style style:name="T8" style:family="text">
      <style:text-properties style:font-name="Liberation Serif1" fo:language="sk" fo:country="SK"/>
    </style:style>
    <style:style style:name="T9" style:family="text">
      <style:text-properties fo:language="sk" fo:country="SK"/>
    </style:style>
    <style:style style:name="T10" style:family="text">
      <style:text-properties style:font-name="Liberation Serif2"/>
    </style:style>
    <style:style style:name="T11" style:family="text">
      <style:text-properties style:font-name="Liberation Serif2" fo:font-style="italic" style:font-style-asian="italic" style:font-style-complex="italic"/>
    </style:style>
    <style:style style:name="T12" style:family="text">
      <style:text-properties style:font-name="Liberation Serif2"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Úvod</text:p>
      <text:p text:style-name="P10"/>
      <text:p text:style-name="P10">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0"/>
      <text:p text:style-name="P10">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le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0"/>
      <text:p text:style-name="P10">Pri modernom vývoji nie je preto rozumné postupovať bez metodík. Napriek tomu sa naskytuje priestor pre hľadanie nových ciest na ich vylepšenie a zefektívnenie tým vývoja. Namiesto využívania rozsiahlych používaných a overených metodík sa treba zamerať na ich esenciálne časti. Na základe týchto častí sa vybuduje ľahko zvládnuteľná a flexibilná metóda. </text:p>
      <text:p text:style-name="P10"/>
      <text:p text:style-name="P10">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0"/>
      <text:p text:style-name="P10">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0"/>
      <text:p text:style-name="P9">\section{Štruktúra práce}</text:p>
      <text:p text:style-name="P10"/>
      <text:p text:style-name="P10">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0"/>
      <text:p text:style-name="P10">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0"/>
      <text:p text:style-name="P10">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0"/>
      <text:p text:style-name="P10">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text:span text:style-name="T9">Vo vzniknutej sade diagramov sú identifikované automatizovatelné procesy. Následne sú určené komponenty modelované pomocou prípadov užitia a diagramu tried.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Modelovacie nastroje</text:p>
      <text:p text:style-name="P5"/>
      <text:p text:style-name="P9"><text:soft-page-break/>\section{Business Process Modeling Notation}</text:p>
      <text:p text:style-name="P9">\label{sec:bpmn}</text:p>
      <text:p text:style-name="P9"/>
      <text:p text:style-name="P10">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0"/>
      <text:p text:style-name="P10">BPMN definuje Business Process Diagram (BPD), ktorý graficky znázorňuje postupnosti firemných procesov. Objekty zachytené v grafe reprezentujú aktivity a orientované hrany naznačujú poradie ich vykonania. </text:p>
      <text:p text:style-name="P10"/>
      <text:p text:style-name="P9">\subsection{Rozdelenie objektov v BPMN}</text:p>
      <text:p text:style-name="P10">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0">Základné kategórie elementov sú:</text:p>
      <text:p text:style-name="P10">\begin{itemize}</text:p>
      <text:p text:style-name="P10"><text:s/>\item Tokové objekty (Flow Objects) </text:p>
      <text:p text:style-name="P10"><text:s/>\item Spojovacie objekty (Connecting Objects)</text:p>
      <text:p text:style-name="P10"><text:s/>\item Plavecké dráhy (Swimlanes)</text:p>
      <text:p text:style-name="P10"><text:s/>\item Artefakty (Artifacts)</text:p>
      <text:p text:style-name="P10">\end{itemize}</text:p>
      <text:p text:style-name="P10"/>
      <text:p text:style-name="P9">\subsection{Tokové objekty}</text:p>
      <text:p text:style-name="P10">Tokové objekty sú základné objekty BPD, udávajú správanie firemného procesu. Umožňujú modelovanie akcii vykonávaných počas procesu, udalostí ovplyvňujúcich tok činností a rozhodnutí smerujúcich proces. Definované sú tri Flow Objects zachytené na obrázku \ref{fig:TO}. \\</text:p>
      <text:p text:style-name="P10"/>
      <text:p text:style-name="P9">\subsection*{Udalosť}</text:p>
      <text:p text:style-name="P10">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0"/>
      <text:p text:style-name="P10">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ďalšie podľa uvedeného zoznamu. <text:s text:c="2"/></text:p>
      <text:p text:style-name="P10"/>
      <text:p text:style-name="P10">\begin{figure}[ht]</text:p>
      <text:p text:style-name="P10"><text:s/>\centering</text:p>
      <text:p text:style-name="P10"><text:soft-page-break/><text:s/>\includegraphics{pic/eventtypes.png}</text:p>
      <text:p text:style-name="P10"><text:s/>\caption{Zoznam podtypov udalostí.}</text:p>
      <text:p text:style-name="P10"><text:s/>\label{fig:evtyp}</text:p>
      <text:p text:style-name="P10">\end{figure}</text:p>
      <text:p text:style-name="P10"/>
      <text:p text:style-name="P9">\subsection*{Aktivita}</text:p>
      <text:p text:style-name="P10">Aktivita <text:span text:style-name="T5">(Activity)</text:span> je spoločný pojem pre činnosť, ktorá prebieha vo firme. Aktivita môže byť atomická alebo sa skladať z viacerých úloh. Typmi aktivít sú: proces (Process), podproces (Sub-Process), úloha (Task). Podproces a úloha sa značia štvorcom so zaoblenými rohmi, pričom podproces je odlíšený malým plusovým znamienkom v spodnej časti. Proces je obsiahnutý vo vnútri poolu.</text:p>
      <text:p text:style-name="P10"/>
      <text:p text:style-name="P9">\subsection*{Brána}</text:p>
      <text:p text:style-name="P10">Bránou <text:span text:style-name="T5">(Gateway)</text:span> sa zabezpečuje rozdelenie a zlúčenie sekvenčného toku. Reprezentuje ho diamant, v ktorého strede sú zobrazené spresňujúce symboly. Tie špecifikujú, o aký typ vetvenia ide. Na výber máme rozhodovacie a paralelné delenie založené na vstupných dátach alebo na vyskytnutej sa udalosti. K týmto deleniam sú definované zodpovedajúce zlučovania. </text:p>
      <text:p text:style-name="P10"/>
      <text:p text:style-name="P9">\subsection{Spojovacie objekty}</text:p>
      <text:p text:style-name="P10">Tokové objekty sa spájajú a vytvárajú základnú kostru firemného procesu. Spojovacie objekty <text:span text:style-name="T5">(Connecting Objects)</text:span> zabezpečujú toto prepojenie a taktiež umožňujú pripájanie artefaktov.</text:p>
      <text:p text:style-name="P10"/>
      <text:p text:style-name="P9">\subsection*{Sekvenčný tok}</text:p>
      <text:p text:style-name="P10">Sekvenčný tok <text:span text:style-name="T5">(Sequence Flow)</text:span> reprezentuje neprerušovaná čiara s vyplnenou šípkou. Vyznačuje poradie, v akom sú aktivity v procese vykonávané.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0"/>
      <text:p text:style-name="P9">\subsection*{Tok správ}</text:p>
      <text:p text:style-name="P10">Tok správ<text:span text:style-name="T5"> (Message Flow)</text:span> reprezentuje prerušovaná čiara s prázdnou šípkou. Používa sa na znázornenie interakcie medzi dvomi separátnymi účastníkmi procesu, ktorí sú schopní prijímať a odosielať správy. Každej vymedzenej entite podieľajúcej sa na interakcii je pridelený pool, pričom tok správ môže smerovať len medzi poolmi. </text:p>
      <text:p text:style-name="P10"/>
      <text:p text:style-name="P9">\subsection*{Asociácia}</text:p>
      <text:p text:style-name="P10">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0"/>
      <text:p text:style-name="P9">\subsection{Plavecké dráhy}</text:p>
      <text:p text:style-name="P10">Plavecké dráhy <text:span text:style-name="T5">(Swimlanes)</text:span> sa používajú ako prostriedok na organizáciu aktivít. Opticky sa pomocou nich oddeľujú zodpovednosti roly alebo usporiadanie činnosti v procese.</text:p>
      <text:p text:style-name="P10"/>
      <text:p text:style-name="P9">\subsection*{Pool}</text:p>
      <text:p text:style-name="P10">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text:soft-page-break/>poolmi je určený mechanizmus toku správ. Správy nesmú byť použité v rámci jedného poolu. [Obr. \ref{fig:polex}]</text:p>
      <text:p text:style-name="P10"/>
      <text:p text:style-name="P10">\begin{figure}[ht]</text:p>
      <text:p text:style-name="P10"><text:s/>\centering</text:p>
      <text:p text:style-name="P10"><text:s/>\includegraphics[width=\linewidth]{pic/poolex.png}</text:p>
      <text:p text:style-name="P10"><text:s/>\caption{Príklad využitia poolu.}</text:p>
      <text:p text:style-name="P10"><text:s/>\label{fig:polex}</text:p>
      <text:p text:style-name="P10">\end{figure}</text:p>
      <text:p text:style-name="P10"/>
      <text:p text:style-name="P9">\subsection*{Dráha}</text:p>
      <text:p text:style-name="P10">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0"/>
      <text:p text:style-name="P10">\begin{figure}[ht]</text:p>
      <text:p text:style-name="P10"><text:s/>\centering</text:p>
      <text:p text:style-name="P10"><text:s/>\includegraphics[width=\linewidth]{pic/laneex.png}</text:p>
      <text:p text:style-name="P10"><text:s/>\caption{Príklad využitia dráhy.}</text:p>
      <text:p text:style-name="P10"><text:s/>\label{fig:lanex}</text:p>
      <text:p text:style-name="P10">\end{figure}</text:p>
      <text:p text:style-name="P10"/>
      <text:p text:style-name="P9">\subsection{Artefakty}</text:p>
      <text:p text:style-name="P10">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0"/>
      <text:p text:style-name="P9">\subsection*{Dátový objekt}</text:p>
      <text:p text:style-name="P10">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0"/>
      <text:p text:style-name="P9">\subsection*{ Skupina}</text:p>
      <text:p text:style-name="P10">Skupina<text:span text:style-name="T5"> (Group)</text:span> je znázorňovaná prerušovaným obdĺžnikom a používa sa na dokumentačné a analytické účely. Firemný analytik ju môže využitý na sprehľadnenie diagramov vytvorením skupin <text:s/>zlučujúcich súvisiace procesy. <text:s/>Vytvorené skupiny nejak neovplyvňujú tok procesu.</text:p>
      <text:p text:style-name="P10"/>
      <text:p text:style-name="P9">\subsection*{Poznámka}</text:p>
      <text:p text:style-name="P10">Anotácia <text:span text:style-name="T5">(Annotation)</text:span> slúži na zachytenie dodatočnej textovej informácie pre čitateľa diagramu. Zvyšuje pochopiteľnosť modelov a podáva vysvetľujúcu textovú informáciu o elementoch vyskytujúcich sa v diagrame. Anotácia je k objektu pripojená pomocou asociácie. </text:p>
      <text:p text:style-name="P10"/>
      <text:p text:style-name="P9">\subsection{Využitie BPMN}</text:p>
      <text:p text:style-name="P10">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0">\begin{description}</text:p>
      <text:p text:style-name="P10"><text:s/>\item[Kooperatívne medzifiremné procesy] Kooperatívny typ diagramu zachytáva medzifiremné <text:soft-page-break/>procesy. Jeho hlavným cieľom je znázornenie vzťahov medzi dvomi a viacerými procesmi. Dôraz je kladený na modelovanie vzájomnej komunikácie. Obrázok \ref{fig:polex} je príkladom kooperatívneho medzifiremného procesu. </text:p>
      <text:p text:style-name="P10"><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0">\end{description}</text:p>
      <text:p text:style-name="P10"/>
      <text:p text:style-name="P10">\begin{figure}[hb]</text:p>
      <text:p text:style-name="P10"><text:s/>\centering</text:p>
      <text:p text:style-name="P10"><text:s/>\includegraphics[width=\linewidth]{pic/subproc.png}</text:p>
      <text:p text:style-name="P10"><text:s/>\caption{Interný proces vysokej úrovne.}</text:p>
      <text:p text:style-name="P10"><text:s/>\label{fig:subproc}</text:p>
      <text:p text:style-name="P10">\end{figure}</text:p>
      <text:p text:style-name="P10"/>
      <text:p text:style-name="P9">\section{Unified Modeling Language}</text:p>
      <text:p text:style-name="P10">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0"/>
      <text:p text:style-name="P9">\subsection{Diagram prípadov použitia}</text:p>
      <text:p text:style-name="P11"><text:span text:style-name="T1">Diagram prípadov </text:span><text:span text:style-name="T2">použitia</text:span><text:span text:style-name="T1"> (Use Case Diagram) slúži na zachytenie základných funkčných požiadaviek, ktoré má systém spĺňať. Poskytuje vonkajší pohľad na systém z perspektívy osôb pracujúcich so systémom, čím vymedzuje hranice systému. Diagram sa skladá z troch základných častí:</text:span></text:p>
      <text:p text:style-name="P10">\begin{description}</text:p>
      <text:p text:style-name="P10"><text:s/>\item[Hranice systému] Vymedzujú modelovanú oblasť.</text:p>
      <text:p text:style-name="P10"><text:s/>\item[Aktér] Predstavuje entitu (rola, systém, čas) mimo systému, ktorá so systémom spolupracuje. </text:p>
      <text:p text:style-name="P10"><text:s/>\item[Prípad použitia] Zachytáva ucelenú funkčnú jednotku systému.</text:p>
      <text:p text:style-name="P10">\end{description}</text:p>
      <text:p text:style-name="P10"/>
      <text:p text:style-name="P10">Pomocou týchto častí modelujeme interakciu okolitého sveta s budovaným systémom. Diagram nesmie obsahovať interakciu medzi aktérmi, ani medzi prípadmi použitia. Môže však obsahovať väzbu \textit{používa (include)} naznačujúcu, že jeden prípad použitia vyžaduje pre svoju funkčnosť iný prípad, bez ktorého je nekompletný. Druhou možnosťou je väzba \textit{rozširuje (extend)} ponúkajúca rozšírenie funkcionality hlavného prípadu. Rozširovaný proces by mal byť úplný sám o sebe. Súčasťou diagramu je aj detailná dokumentácia jednotlivých prípadov použitia. Na obrázku \ref{fig:UCex} je jednoduchý príklad diagramu.</text:p>
      <text:p text:style-name="P10"/>
      <text:p text:style-name="P10">\begin{figure}[hb]</text:p>
      <text:p text:style-name="P10"><text:s/>\centering</text:p>
      <text:p text:style-name="P10"><text:s/>\includegraphics{pic/usecaseex.png}</text:p>
      <text:p text:style-name="P10"><text:s/>\caption{Príklad na diagram prípadu použitia.}</text:p>
      <text:p text:style-name="P10"><text:s/>\label{fig:UCex}</text:p>
      <text:p text:style-name="P10">\end{figure}</text:p>
      <text:p text:style-name="P10"/>
      <text:p text:style-name="P9">\subsection{Diagram tried}</text:p>
      <text:p text:style-name="P10">Diagram tried graficky zachytáva statickú štruktúru systému. Jeho stavebnými prvkami sú triedy a <text:soft-page-break/>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0"/>
      <text:p text:style-name="P10">\begin{figure}[hb]</text:p>
      <text:p text:style-name="P10"><text:s/>\centering</text:p>
      <text:p text:style-name="P10"><text:s/>\includegraphics{pic/classex.png}</text:p>
      <text:p text:style-name="P10"><text:s/>\caption{Príklad na diagram tried.}</text:p>
      <text:p text:style-name="P10"><text:s/>\label{fig:classex}</text:p>
      <text:p text:style-name="P10">\end{figure}</text:p>
      <text:p text:style-name="P10"><text:tab/></text:p>
      <text:p text:style-name="P8">%\subsection{Sekvenčný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Modelovacie techniky</text:p>
      <text:p text:style-name="P10"/>
      <text:p text:style-name="P10">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0"/>
      <text:p text:style-name="P10">Pri využití objektovo orientovanej analýzy sa v najväčšej miere používajú dva modely: vodopád a iteratívny / inkrementálny vývoj. Črty týchto modelov nájdeme vo všetkých moderných modelovacích metodikách. </text:p>
      <text:p text:style-name="P10"/>
      <text:p text:style-name="P9">\section{Vodopád}</text:p>
      <text:p text:style-name="P10">\label{sec:vod}</text:p>
      <text:p text:style-name="P10">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0"/>
      <text:p text:style-name="P10">\begin{itemize}</text:p>
      <text:p text:style-name="P10">\item Definovanie problému</text:p>
      <text:p text:style-name="P10">\item Analýzu a špecifikáciu požiadaviek</text:p>
      <text:p text:style-name="P10">\item Návrh</text:p>
      <text:p text:style-name="P10">\item Implementovanie </text:p>
      <text:p text:style-name="P10">\item Testovanie a integrovanie</text:p>
      <text:p text:style-name="P10">\item Údržbu </text:p>
      <text:p text:style-name="P10">\end{itemize}</text:p>
      <text:p text:style-name="P10"/>
      <text:p text:style-name="P10">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0"/>
      <text:p text:style-name="P10">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0"/>
      <text:p text:style-name="P10">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0"/>
      <text:p text:style-name="P10">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0"/>
      <text:p text:style-name="P9">\section{Iteratívny a inkrementálny vývoj}</text:p>
      <text:p text:style-name="P10">\label{sec:InIt}</text:p>
      <text:p text:style-name="P11"><text:span text:style-name="T1">Iteratívny a inkrementálny sú dva rôzne modely na vývoj softvéru. Veľmi dobre spolu fungujú a </text:span><text:soft-page-break/><text:span text:style-name="T1">preto sa aj často súčasne používajú. V určitých literatúrach sú dokonca dokonca považované za jeden model. Obidva prístupy <text:s/>majú však svoje špecifiká. Hlavnou snahou týchto modelov je zníženie rizika zlyhania projektu. Celý projekt je 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1"><text:span text:style-name="T1"/></text:p>
      <text:p text:style-name="P10">Pri využití týchto modelov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0"/>
      <text:p text:style-name="P9">\subsection*{Odlišnosti modelov}</text:p>
      <text:p text:style-name="P10">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p>
      <text:p text:style-name="P10"/>
      <text:p text:style-name="P11"><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0"/>
      <text:p text:style-name="P9">\section{Agilné metódy vývoja}</text:p>
      <text:p text:style-name="P10">\label{sec:agil}</text:p>
      <text:p text:style-name="P10"/>
      <text:p text:style-name="P10">Súčasný svet sa veľmi rýchlo mení. Pri vývoji softvéru sa preto kladie veľký doraz na rýchlosť a flexibilitu. Aplikácie sa počas vývoja musia prispôsobovať meniacim sa podmienkam a byť čo najskôr k dispozícii zákazníkovi.</text:p>
      <text:p text:style-name="P10"/>
      <text:p text:style-name="P10">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0"/>
      <text:p text:style-name="P10">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0"/>
      <text:p text:style-name="P10">\begin{figure}[ht]</text:p>
      <text:p text:style-name="P10"><text:s/>\centering</text:p>
      <text:p text:style-name="P10"><text:s/>\includegraphics[width=400px]{pic/agilvsklasik.png}</text:p>
      <text:p text:style-name="P10"><text:s/>\caption{Porovnanie klasického a agilného prístupu.}</text:p>
      <text:p text:style-name="P10"><text:s/>\label{fig:agilvsklas}</text:p>
      <text:p text:style-name="P10">\end{figure}</text:p>
      <text:p text:style-name="P10"/>
      <text:p text:style-name="P9"><text:soft-page-break/>\subsection{Manifest agilného programovania}</text:p>
      <text:p text:style-name="P10">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0">\begin{itemize}</text:p>
      <text:p text:style-name="P10"><text:s/>\item Osoby a interakcia majú prednosť pred procesmi a nástrojmi</text:p>
      <text:p text:style-name="P10"><text:s/>\item Fungujúci softvér má prednosť pred obsiahlou dokumentáciou</text:p>
      <text:p text:style-name="P10"><text:s/>\item Spolupráca so zákazníkom je uprednostnená pred vyjednávaním o zmluvách</text:p>
      <text:p text:style-name="P10"><text:s/>\item Reagovanie na zmenu má prednosť pred nasledovaním plánu\\</text:p>
      <text:p text:style-name="P10">\end{itemize}</text:p>
      <text:p text:style-name="P10">\textbf{Osoby a interakcia majú prednosť pred procesmi a nástrojmi}</text:p>
      <text:p text:style-name="P10"/>
      <text:p text:style-name="P10">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p>
      <text:p text:style-name="P10"/>
      <text:p text:style-name="P10">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0">\textbf{Fungujúci softvér má prednosť pred obsiahlou dokumentáciou}</text:p>
      <text:p text:style-name="P10"/>
      <text:p text:style-name="P10">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0"/>
      <text:p text:style-name="P11"><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0"><text:s/></text:p>
      <text:p text:style-name="P10">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0">\textbf{Spolupráca so zákazníkom je uprednostnená pred vyjednávaním o zmluvách}</text:p>
      <text:p text:style-name="P10"/>
      <text:p text:style-name="P10">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0"><text:soft-page-break/></text:p>
      <text:p text:style-name="P11"><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10"/>
      <text:p text:style-name="P10">Vniká tu potreba pre nový obchodný vzťah, ktorý je založený na úzkej spolupráci zákazníka s dodávateľom. Zákazník má veľkú moc v ovplyvňovaní celého vývoja a nesie aj veľkú časť zodpovednosti za úspech projektu.\\\\</text:p>
      <text:p text:style-name="P10">\textbf{Reagovanie na zmenu má prednosť pred nasledovaním plánu}</text:p>
      <text:p text:style-name="P10"/>
      <text:p text:style-name="P10">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0"/>
      <text:p text:style-name="P10">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0"/>
      <text:p text:style-name="P9">\section{Business Driven Development}</text:p>
      <text:p text:style-name="P10">\label{sec:bdd}</text:p>
      <text:p text:style-name="P10"/>
      <text:p text:style-name="P10">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0"/>
      <text:p text:style-name="P10">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0"/>
      <text:p text:style-name="P10">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0"/>
      <text:p text:style-name="P10">Ako hlavný prvok premostenia firemných potrieb a IT je vhodné využiť modely firemných procesov (Business proces models BPMs). Je preto dôležité, aby IT odborníci boli schopní tieto diagramy čítať a pochopiť.</text:p>
      <text:p text:style-name="P10"/>
      <text:p text:style-name="P10">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0"/>
      <text:p text:style-name="P9"><text:soft-page-break/>\subsection{BDD model činností}</text:p>
      <text:p text:style-name="P10">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0"/>
      <text:p text:style-name="P10">SOA poskytuje rámec (framework) -- spolu s princípmi a smernicami -- na vytváranie znovu použiteľných, zlučiteľných a nastaviteľných služieb platformovo nezávislých (services).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0"/>
      <text:p text:style-name="P10">Nasledujúci obrázok \ref{fig:BDDmod} znázorňuje vysokoúrovňový náhľad na typickú postupnosť činností v BDD metodike.</text:p>
      <text:p text:style-name="P10"/>
      <text:p text:style-name="P10">\begin{figure}[ht]</text:p>
      <text:p text:style-name="P10"><text:s/>\centering</text:p>
      <text:p text:style-name="P10"><text:s/>\includegraphics[width=300px]{pic/BDDmodel.png}</text:p>
      <text:p text:style-name="P10"><text:s/>% BDDmodel.png: 1214x622 pixel, 72dpi, 42.83x21.94 cm, bb=0 0 1214 622</text:p>
      <text:p text:style-name="P10"><text:s/>\caption{BDD model činností.}</text:p>
      <text:p text:style-name="P10"><text:s/>\label{fig:BDDmod}</text:p>
      <text:p text:style-name="P10">\end{figure}</text:p>
      <text:p text:style-name="P10"/>
      <text:p text:style-name="P10">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0"/>
      <text:p text:style-name="P10">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0"/>
      <text:p text:style-name="P10">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0"/>
      <text:p text:style-name="P10">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0"/>
      <text:p text:style-name="P10">V nasledujúcej časti bude pozornosť podrobnejšie venovaná vývojovému životnému cyklu.</text:p>
      <text:p text:style-name="P10"/>
      <text:p text:style-name="P9"><text:soft-page-break/>\subsection{Analýza firemných požiadaviek}</text:p>
      <text:p text:style-name="P10"/>
      <text:p text:style-name="P11"><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0"/>
      <text:p text:style-name="P10">\begin{itemize}</text:p>
      <text:p text:style-name="P10">\item Firemnú víziu.</text:p>
      <text:p text:style-name="P10">\item Firemné ciele (krátkodobé a dlhodobé), ktorými uskutočňujú víziu spoločnosti.</text:p>
      <text:p text:style-name="P10">\item Firemné požiadavky vysokej úrovne, ktoré napomáhajú dosiahnuť ciele.</text:p>
      <text:p text:style-name="P10">\item Problémy s existujúcimi firemnými procesmi.</text:p>
      <text:p text:style-name="P10">\end{itemize}</text:p>
      <text:p text:style-name="P10"/>
      <text:p text:style-name="P10">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10"/>
      <text:p text:style-name="P9">\subsection{Modelovanie firemných procesov}</text:p>
      <text:p text:style-name="P10"/>
      <text:p text:style-name="P10">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0"/>
      <text:p text:style-name="P10">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0"/>
      <text:p text:style-name="P10">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0"/>
      <text:p text:style-name="P10">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0"/>
      <text:p text:style-name="P10">Navrhnuté modely sa dajú testovať, prípadne sú do nich zavedené monitorovacie parametre, aby bolo uľahčené meranie výkonu a funkčnosti procesov. Vykonávame nimi simulácie, prostredníctvom ktorých získavame informácie na vylepšenie modelov.</text:p>
      <text:p text:style-name="P10"/>
      <text:p text:style-name="P10">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0"/>
      <text:p text:style-name="P9">\subsection{Modelovanie prípadov použitia}</text:p>
      <text:p text:style-name="P10">Pri modelovaní prípadov použitia je potrebné využiť firemné procesy, pomocou ktorých vytvárame <text:soft-page-break/>jednotlivé prípady použitia. Roly z firemných procesov sú prevedené na aktérov a prípady použitia sa dajú získať prevedením jednotlivých firemných procesov, prípadne podprocesov. Vlastný prevod modelov poskytuje značnú mieru flexibility.</text:p>
      <text:p text:style-name="P10"/>
      <text:p text:style-name="P10">Na prevod nie je jasne definovaný formálny postup, ale je možné naznačiť použiteľný mechanizmus prevádzania BPMs na modely prípadov použitia.</text:p>
      <text:p text:style-name="P10"/>
      <text:p text:style-name="P10">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0"/>
      <text:p text:style-name="P10">Podobne aj mapovanie celého firemného procesu na prípad použitia by bolo značne zložité a neprehľadné. Vyskytovalo by sa tu veľké množstvo rol a vznikal by veľký počet alternatívnych ciest.\\</text:p>
      <text:p text:style-name="P10"/>
      <text:p text:style-name="P10">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0"/>
      <text:p text:style-name="P10">Hneď, ako sme schopní identifikovať prípad použitia, je nutné popísať jeho hlavné kroky cez aktivity, ktoré v ňom prebiehajú. Takýmto spôsobom získavame popis prípadu použitia pomocou postupnosti krokov.\\</text:p>
      <text:p text:style-name="P10"/>
      <text:p text:style-name="P10">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0"/>
      <text:p text:style-name="P10">Ak sa nám úspešne podarí vykonať všetky tieto prevody, zvyšujeme tým pravdepodobnosť úspechu IT projektu.</text:p>
      <text:p text:style-name="P10"/>
      <text:p text:style-name="P9">\subsection{Modelovanie služieb -- SOA}</text:p>
      <text:p text:style-name="P10">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0"/>
      <text:p text:style-name="P10">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0"><text:soft-page-break/><text:s/></text:p>
      <text:p text:style-name="P10">\begin{itemize}</text:p>
      <text:p text:style-name="P10">\item Určenie primárnych procesných slabostí a úzkych miest</text:p>
      <text:p text:style-name="P10">\item Problematické body vytknuté zákazníkom </text:p>
      <text:p text:style-name="P10">\item Procesy, ktoré musia byť škálovateľné s nárastom objemu transakcií </text:p>
      <text:p text:style-name="P10">\end{itemize}</text:p>
      <text:p text:style-name="P10"/>
      <text:p text:style-name="P10">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0"/>
      <text:p text:style-name="P10">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0"/>
      <text:p text:style-name="P10">\begin{figure}</text:p>
      <text:p text:style-name="P10"><text:s/>\centering</text:p>
      <text:p text:style-name="P10"><text:s/>\includegraphics{pic/BDDmodel.png}</text:p>
      <text:p text:style-name="P10"><text:s/>\caption{Úrovne servisne orientovanej architektúry}</text:p>
      <text:p text:style-name="P10"><text:s/>\label{fig:SOAL}</text:p>
      <text:p text:style-name="P10">\end{figure}</text:p>
      <text:p text:style-name="P10"/>
      <text:p text:style-name="P10">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0"/>
      <text:p text:style-name="P10">Po zostavení listiny kandidátov na služby sa snažíme dopracovať ku konečnej podobe portfólia služieb a vypracovať model služieb pre firmu. Základné činnosti, ktoré musia byť vykonané na dosiahnutie modelu služieb, sú:</text:p>
      <text:p text:style-name="P10"/>
      <text:p text:style-name="P10">\begin{itemize}</text:p>
      <text:p text:style-name="P10">\item Analýza zhora dolu cez procesné modely. </text:p>
      <text:p text:style-name="P10">\item Analýza už existujúceho systému a aplikácií. </text:p>
      <text:p text:style-name="P10">\item Vytvorenie prvotného modelu služieb pre kandidátske služby.</text:p>
      <text:p text:style-name="P10">\item Jasné stanovenie popisov vlastností a kvality služieb. </text:p>
      <text:p text:style-name="P10">\item Zviazanie každej služby s firemným cieľom a zabezpečenie, aby sa služba podieľala aspoň na jednom firemnom procese. </text:p>
      <text:p text:style-name="P10">\end{itemize}</text:p>
      <text:p text:style-name="P10"/>
      <text:p text:style-name="P9">\subsection{Systémový návrh a vývoj}</text:p>
      <text:p text:style-name="P10">Počas vývojovej fázy tím pracuje s počiatočným prípadom použitia a modelom služieb. Vnára sa do modelu a špecifikuje funkcionalitu pre každý prípad použitia. \\\\</text:p>
      <text:p text:style-name="P10">\textbf{Systémový návrh}</text:p>
      <text:p text:style-name="P10"><text:soft-page-break/></text:p>
      <text:p text:style-name="P11"><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0"/>
      <text:p text:style-name="P10">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0"/>
      <text:p text:style-name="P10">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0"/>
      <text:p text:style-name="P10">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0">\textbf{Systémový vývoj} </text:p>
      <text:p text:style-name="P10"/>
      <text:p text:style-name="P10">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0"/>
      <text:p text:style-name="P10">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0"/>
      <text:p text:style-name="P10">Paralelne s vývojom je budovaná aj infraštruktúra pre budúci systém. Využíva sa pri tom operačný model systému. Súčasne musí byť po dokončení vývoja pripravený aj hardvér, aby mohlo nastať nasadenie systému.</text:p>
      <text:p text:style-name="P10"/>
      <text:p text:style-name="P12">\subsection{Nasadenie, monitorovanie a analýza zozbieraných dát}</text:p>
      <text:p text:style-name="P11"/>
      <text:p text:style-name="P11"><text:soft-page-break/>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1"/>
      <text:p text:style-name="P11">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1"/>
      <text:p text:style-name="P11">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dosiahnutými výsledkami.</text:p>
      <text:p text:style-name="P11"/>
      <text:p text:style-name="P11">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1"/>
      <text:p text:style-name="P12">\subsection{Definované role}</text:p>
      <text:p text:style-name="P11"/>
      <text:p text:style-name="P11">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1"/>
      <text:p text:style-name="P11">\begin{figure}</text:p>
      <text:p text:style-name="P11"><text:s/>\centering</text:p>
      <text:p text:style-name="P11"><text:s/>\includegraphics{pic/BDDmodel.png}</text:p>
      <text:p text:style-name="P11"><text:s/>\caption{Hlavné roly využívané v BDD.}</text:p>
      <text:p text:style-name="P11"><text:s/>\label{fig:roles}</text:p>
      <text:p text:style-name="P11">\end{figure}</text:p>
      <text:p text:style-name="P11"/>
      <text:p text:style-name="P11">Popis jednotlivých kľúčových rol:</text:p>
      <text:p text:style-name="P11">\begin{description}</text:p>
      <text:p text:style-name="P11">\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1">\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1"><text:soft-page-break/>\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1">\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1">\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1">\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6">\end{description}</text:p>
      <text:h text:style-name="P26" text:outline-level="1">metóda vývoja</text:h>
      <text:p text:style-name="P3"/>
      <text:p text:style-name="P3">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3"/>
      <text:p text:style-name="P3">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3"/>
      <text:p text:style-name="P3">\section{Charakteristika metódy}</text:p>
      <text:p text:style-name="P3"/>
      <text:p text:style-name="P3">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3"/>
      <text:p text:style-name="P3">\subsection{Model životného cyklu}</text:p>
      <text:p text:style-name="P3"/>
      <text:p text:style-name="P3">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3"/>
      <text:p text:style-name="P3">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3"/>
      <text:p text:style-name="P3">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3"/>
      <text:p text:style-name="P3">\subsection{Agilné prvky}</text:p>
      <text:p text:style-name="P3">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3"/>
      <text:p text:style-name="P3">V navrhovanej metóde pôjde o snahu využiť vlastnosti agilných metód, aby bola zabezpečená čo najvyššia flexibilita vývoja. </text:p>
      <text:p text:style-name="P3"/>
      <text:p text:style-name="P3">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3"/>
      <text:p text:style-name="P3">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3"/>
      <text:p text:style-name="P3">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3"/>
      <text:p text:style-name="P3">\subsection{Využitie BPMN}</text:p>
      <text:p text:style-name="P3"/>
      <text:p text:style-name="P3">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3"/>
      <text:p text:style-name="P3">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3"/>
      <text:p text:style-name="P3">\subsection{Inšpirácia BDD}</text:p>
      <text:p text:style-name="P3"/>
      <text:p text:style-name="P3">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3"/>
      <text:p text:style-name="P3">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3"/>
      <text:p text:style-name="P3">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3"/>
      <text:p text:style-name="P3">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3"/>
      <text:p text:style-name="P3">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3"/>
      <text:p text:style-name="P3"><text:soft-page-break/>\section{Životný cyklus}</text:p>
      <text:p text:style-name="P3">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3"/>
      <text:p text:style-name="P3">\begin{figure}</text:p>
      <text:p text:style-name="P3"><text:s/>\centering</text:p>
      <text:p text:style-name="P3"><text:s/>\includegraphics[width=400px]{pic/mymod.png}</text:p>
      <text:p text:style-name="P3"><text:s/>\caption{Schéma životného cyklu navrhovanej metódy.}</text:p>
      <text:p text:style-name="P3"><text:s/>\label{fig:mypic}</text:p>
      <text:p text:style-name="P3">\end{figure}</text:p>
      <text:p text:style-name="P3"/>
      <text:p text:style-name="P3"/>
      <text:p text:style-name="P3">\begin{description}</text:p>
      <text:p text:style-name="P3">\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3">\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3"/>
      <text:p text:style-name="P3">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3">\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3">\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3">\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3">\end{description} <text:s/></text:p>
      <text:p text:style-name="P3"/>
      <text:p text:style-name="P3">\section{Využité roly}</text:p>
      <text:p text:style-name="P3">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3"/>
      <text:p text:style-name="P3">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3"/>
      <text:p text:style-name="P3">Navrhovaná metóda definuje nasledujúce roly:</text:p>
      <text:p text:style-name="P3"/>
      <text:p text:style-name="P3">\begin{description}</text:p>
      <text:p text:style-name="P3">\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3">\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3">\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3">\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3"><text:soft-page-break/>\end{description}</text:p>
      <text:p text:style-name="P3"/>
      <text:p text:style-name="P3">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3"/>
      <text:p text:style-name="P3">\section{Vývoj softvérového projektu} </text:p>
      <text:p text:style-name="P3">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3"/>
      <text:p text:style-name="P3">\subsection{Špecifikácia požiadaviek}</text:p>
      <text:p text:style-name="P3">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3"/>
      <text:p text:style-name="P3">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3"/>
      <text:p text:style-name="P3">Medzníkom ukončenia prvej časti projektu je odsúhlasená špecifikácia požiadaviek. </text:p>
      <text:p text:style-name="P3"/>
      <text:p text:style-name="P3">\subsection{Návrh firemných procesov}</text:p>
      <text:p text:style-name="P3">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3"/>
      <text:p text:style-name="P3">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3"/>
      <text:p text:style-name="P3">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3"/>
      <text:p text:style-name="P3">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3"/>
      <text:p text:style-name="P3">Rozhraním fázy návrhu firemných procesov je hierarchická zostava diagramov, ktorá popisuje budúci systém a plán iterácií a inkrementov, podľa ktorého bude systém postupne vyvíjaný. </text:p>
      <text:p text:style-name="P3"/>
      <text:p text:style-name="P3">\subsection{Návrh systému}</text:p>
      <text:p text:style-name="P3"/>
      <text:p text:style-name="P3">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3"><text:tab/></text:p>
      <text:p text:style-name="P3">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3"/>
      <text:p text:style-name="P3">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3"/>
      <text:p text:style-name="P3">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3"/>
      <text:p text:style-name="P3">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3"/>
      <text:p text:style-name="P3">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2">\subsection{Vývoj a testovanie}</text:p>
      <text:p text:style-name="P4"/>
      <text:p text:style-name="P4">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4"/>
      <text:p text:style-name="P4">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text:p>
      <text:p text:style-name="P4"/>
      <text:p text:style-name="P4">Medzníkom ukončenia fázy vývoja je ucelená spustiteľná časť budúceho systému.\\</text:p>
      <text:p text:style-name="P4"/>
      <text:p text:style-name="P4">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4"/>
      <text:p text:style-name="P4">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4"/>
      <text:p text:style-name="P4">Výslednicou fázy testovania je správa o výsledkoch testov.</text:p>
      <text:p text:style-name="P4"/>
      <text:p text:style-name="P4">\subsection{Nasadenie a odovzdanie produktu}</text:p>
      <text:p text:style-name="P4"/>
      <text:p text:style-name="P4">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4"><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h text:style-name="P25" text:outline-level="1"/>
      <text:h text:style-name="P25" text:outline-level="1"/>
      <text:h text:style-name="P25" text:outline-level="1"/>
      <text:h text:style-name="P25"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1">prakticka cast</text:h>
      <text:p text:style-name="P3"/>
      <text:p text:style-name="P4"><text:soft-page-break/>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4"/>
      <text:p text:style-name="P4">Úvod kapitoly je venovaný špecifikovaniu požiadaviek,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3"/>
      <text:p text:style-name="P4">\section{Špecifikácia požiadaviek}</text:p>
      <text:p text:style-name="P4">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4">\begin{itemize}</text:p>
      <text:p text:style-name="P4">\item autora </text:p>
      <text:p text:style-name="P4">\item inštitúciu</text:p>
      <text:p text:style-name="P4">\item názov</text:p>
      <text:p text:style-name="P4">\item kľúčové slová</text:p>
      <text:p text:style-name="P4">\item anotáciu</text:p>
      <text:p text:style-name="P4">\item odkaz na plný text v PDF formáte prístupný len pre registrovaných užívateľov</text:p>
      <text:p text:style-name="P4">\end{itemize}</text:p>
      <text:p text:style-name="P4">%Ku každému článku bude pripojená diskusia, kde budú môcť užívatelia vyjadriť svoj názor na článok a budú mať možnosť reagovať na komentáre iných užívateľov. Diskusia bude rozvrstvená podľa logickej nadväznosti komentárov.</text:p>
      <text:p text:style-name="P4"/>
      <text:p text:style-name="P4">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4"/>
      <text:p text:style-name="P4">Informácie uložené v databáze bude možné prehľadávať. Vyhľadávanie bude uskutočniteľné podľa základných informácií, okrem anotácie. Taktiež sa nebude vyhľadávať v samotnom texte článkov. Rozhranie vyhľadávania bude čo najjednoduchšie. Bude poskytovať voľby na určenie kategórie, v ktorej sa bude vyhľadávať:</text:p>
      <text:p text:style-name="P4">\begin{itemize}</text:p>
      <text:p text:style-name="P4">\item meno, inštitúcia, názov</text:p>
      <text:p text:style-name="P4">\item kľúčové slová</text:p>
      <text:p text:style-name="P4">\item ročník </text:p>
      <text:p text:style-name="P4">\end{itemize}</text:p>
      <text:p text:style-name="P4"><text:soft-page-break/></text:p>
      <text:p text:style-name="P4">\subsection{Konfigurácia a vzhľad systému}</text:p>
      <text:p text:style-name="P4">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4"/>
      <text:p text:style-name="P4">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4"/>
      <text:p text:style-name="P4">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Každá stránka musí obsahovať tieto prvky:</text:p>
      <text:p text:style-name="P4">\begin{itemize}</text:p>
      <text:p text:style-name="P4">\item logo a základné údaje o organizácii zriaďujúcej virtuálnu konferenciu</text:p>
      <text:p text:style-name="P4">\item menu stránok webového rozhrania</text:p>
      <text:p text:style-name="P4">\item ak je užívateľ neprihlásený -- možnosť prihlásiť sa do systému</text:p>
      <text:p text:style-name="P4">\item ak je užívateľ prihlásený -- meno užívateľa a voľbu na odhlásenie sa</text:p>
      <text:p text:style-name="P4">\end{itemize}</text:p>
      <text:p text:style-name="P4">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4"/>
      <text:p text:style-name="P4">\subsection{Definované role}</text:p>
      <text:p text:style-name="P4">Aplikácia bude rozlišovať užívateľov, ktorí do nej budú pristupovať. Každý užívateľ, ktorý sa neprihlási, bude mať právomoci neregistrovaného užívateľa. Na registráciu bude k dispozícii 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4">Systém rozoznáva nasledovné užívateľské skupiny:</text:p>
      <text:p text:style-name="P4">\begin{description}</text:p>
      <text:p text:style-name="P4"><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4">\item[Neregistrovaný užívateľ] - Bude mať možnosť prehliadať si zoznam uložených článkov, <text:soft-page-break/>môže v nich vyhľadávať, ale nemá prístup k plným textom článkov.</text:p>
      <text:p text:style-name="P4">\item[\textbf{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4">\item[Redakčná rada] - Bude mať možnosť stopnúť uverejnenie príspevku s odôvodnením jeho pozastavenia.</text:p>
      <text:p text:style-name="P4">\item[Recenzenti] - Budú mať prístup k textom článkov v upravovateľnej podobe a k odovzdaným článkom majú možnosť pridávať recenzovanú verziu.</text:p>
      <text:p text:style-name="P4">\end{description}</text:p>
      <text:p text:style-name="P4"/>
      <text:p text:style-name="P4"/>
      <text:p text:style-name="P4">\section{Návrh firemných procesov}</text:p>
      <text:p text:style-name="P4">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4"/>
      <text:p text:style-name="P4">\subsection{Identifikácia hlavného procesu}</text:p>
      <text:p text:style-name="P4">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4"/>
      <text:p text:style-name="P4">\begin{figure}[ht]</text:p>
      <text:p text:style-name="P4"><text:s/>\centering</text:p>
      <text:p text:style-name="P4"><text:s/>\includegraphics[width=350px]{pic/main.png}</text:p>
      <text:p text:style-name="P4"><text:s text:c="2"/>\caption{Diagram hlavného firemného procesu.}</text:p>
      <text:p text:style-name="P4"><text:s/>\label{fig:mainproc}</text:p>
      <text:p text:style-name="P4">\end{figure}</text:p>
      <text:p text:style-name="P4"/>
      <text:p text:style-name="P4">Postupnou dekompozíciou hlavného procesu je budovaná hierarchia modelov, ktorá popisuje funkčnú štruktúru organizácie a po najnižšiu úroveň zachytáva základné činnosti vykonávané vo firme. Na nasledujúcom obrázku \ref{fig:LL} je zachytená postupná dekompozícia jednej funkčnej časti hlavného procesu až po najnižšiu úroveň. <text:span text:style-name="T6">V práci sú postupne rozpracované <text:s/>a zobrazené jednotlivé podprocesy podla príslušnosti k iterácii, pre ktorú sú popisované diagramy relevantné. </text:span></text:p>
      <text:p text:style-name="P4"/>
      <text:p text:style-name="P4">\begin{figure}[ht]</text:p>
      <text:p text:style-name="P4"><text:soft-page-break/><text:s/>\centering</text:p>
      <text:p text:style-name="P4">\includegraphics[width=\linewidth]{pic/pridaniec.png} </text:p>
      <text:p text:style-name="P4">\includegraphics[width=250px]{pic/pridanierec.png}</text:p>
      <text:p text:style-name="P4"><text:s text:c="2"/>\caption{Dekompozícia pridania článku.}</text:p>
      <text:p text:style-name="P4"><text:s/>\label{fig:LL}</text:p>
      <text:p text:style-name="P4">\end{figure}</text:p>
      <text:p text:style-name="P4">\subsection{Naplánovanie iterácií a inkrementov.}</text:p>
      <text:p text:style-name="P4"/>
      <text:p text:style-name="P4">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4"/>
      <text:p text:style-name="P4">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text:p>
      <text:p text:style-name="P4"/>
      <text:p text:style-name="P4">\subsection*{Nasledujúci zoznam zoraďuje iterácie podľa postupnosti poradia vývoja:}</text:p>
      <text:p text:style-name="P4"/>
      <text:p text:style-name="P4">\begin{enumerate}</text:p>
      <text:p text:style-name="P4">\item Jednoduché zobrazenie, vkladanie článkov a užívateľské roly</text:p>
      <text:p text:style-name="P4">\item <text:s/>Recenzovanie a zostavovanie čísla časopisu</text:p>
      <text:p text:style-name="P4">\item <text:s/>Vyhľadávanie a úprava profilu</text:p>
      <text:p text:style-name="P4">\item <text:s/>Správa systému</text:p>
      <text:p text:style-name="P4">\end{enumerate}</text:p>
      <text:p text:style-name="P4"/>
      <text:p text:style-name="P4">\section{Návrh systému}</text:p>
      <text:p text:style-name="P4"/>
      <text:p text:style-name="P4">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4"/>
      <text:p text:style-name="P4">\subsection{Prvá iterácia}</text:p>
      <text:p text:style-name="P4">Zoberieme si diagramy firemných procesov popisujúce procesy spojené s vkladaním článku (obr. \ref{fig:LL}). Sú tam viditeľné súvislé automatizovateľné časti vykonávané systémom, ktoré <text:soft-page-break/>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4"/>
      <text:p text:style-name="P4">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4"/>
      <text:p text:style-name="P4">\begin{figure}[ht]</text:p>
      <text:p text:style-name="P4"><text:s/>\centering</text:p>
      <text:p text:style-name="P4"><text:s/>\includegraphics[width=400px]{pic/registracia.png}</text:p>
      <text:p text:style-name="P4"><text:s text:c="3"/>\caption{Diagramy popisujúce vytvorenie užívateľa.}</text:p>
      <text:p text:style-name="P4"><text:s/>\label{fig:vytrol}</text:p>
      <text:p text:style-name="P4">\end{figure}</text:p>
      <text:p text:style-name="P4"/>
      <text:p text:style-name="P4">\begin{figure}[ht]</text:p>
      <text:p text:style-name="P4"><text:s/>\centering</text:p>
      <text:p text:style-name="P4"><text:s text:c="2"/>\includegraphics[width=280px]{pic/login.png}</text:p>
      <text:p text:style-name="P4"><text:s text:c="2"/>\caption{Proces overenie užívateľa.}</text:p>
      <text:p text:style-name="P4"><text:s/>\label{fig:overrol}</text:p>
      <text:p text:style-name="P4">\end{figure}</text:p>
      <text:p text:style-name="P4"/>
      <text:p text:style-name="P4">\subsection*{Prípady použitia}</text:p>
      <text:p text:style-name="P4"/>
      <text:p text:style-name="P4">\begin{figure}[ht]</text:p>
      <text:p text:style-name="P4"><text:s/>\centering</text:p>
      <text:p text:style-name="P4"><text:s/>\includegraphics[width=300px]{pic/UC1.png}</text:p>
      <text:p text:style-name="P4"><text:s text:c="2"/>\caption{Diagram prípadov použitia prvej iterácie.}</text:p>
      <text:p text:style-name="P4"><text:s/>\label{fig:uc1}</text:p>
      <text:p text:style-name="P4">\end{figure}</text:p>
      <text:p text:style-name="P4"/>
      <text:p text:style-name="P4">\begin{description}</text:p>
      <text:p text:style-name="P4">\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4">\item[Priradenie recenzenta] -- Začína výberom recenzenta, ktorý je prostredníctvom <text:soft-page-break/>\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4">\item[Vloženie korektúry] -- <text:s/>Autor má po prihlásení možnosť vložiť do systému opravu článku, pričom následne je opäť spustené \textit{priradenie recenzenta}.</text:p>
      <text:p text:style-name="P4">\item[Notifikácia] -- Upozorňuje daných užívateľov o výskyte udalosti. Zaslanie môže byť vyžiadané alebo pravidelne prebieha rozosielanie časovo podmienených správ. Využíva sa na to e-mail zadaný pri registrácii.</text:p>
      <text:p text:style-name="P4">\item[Prihlásenie sa] -- Od užívateľa je vyžiadané meno a heslo, ktoré je overené pomocou <text:span text:style-name="T7">hešovania</text:span> a dát uložených v databáze.</text:p>
      <text:p text:style-name="P4">\item[Registrácia] -- Užívateľ dostane po vyplnení formulára variabilný symbol a číslo účtu na uhradenie členského poplatku. Administrátor je pomocou \textit{notifikácie} informovaný o novej registrácii.</text:p>
      <text:p text:style-name="P4">\item[Potvrdenie registrácie] -- Po overení platby administrátor aktivuje uchádzačovi účet na registráciu a je mu zaslaný e-mail o schválení registrácie. </text:p>
      <text:p text:style-name="P4">\end{description}</text:p>
      <text:p text:style-name="P4"><text:span text:style-name="T10"/></text:p>
      <text:p text:style-name="P4"><text:span text:style-name="T10">\subsection*{Statická štruktúra}</text:span></text:p>
      <text:p text:style-name="P4"><text:span text:style-name="T10">Diagram tried (obr.: \ref{fig:dt1}) zachytávajúci statickú štruktúru systému budujeme za pomoci vypracovaného modelu prípadov použitia a pomocou špecifikácie požiadaviek. Na úvod sú načrtnuté hrubé obrysy diagramu, ktorý je postupne spresňovaný. Za výstup iterácie sa považuje presný návrhový diagram tried.</text:span></text:p>
      <text:p text:style-name="P24"/>
      <text:p text:style-name="P4"><text:span text:style-name="T10">Diagram popisujúci prvú iteráciu stavia na dvoch triedach \textit{Užívateľ} a \textit{Článok}. Prvá zabezpečuje zachytenie informácie o osobách pracujúcich so systémom. Pomocou dedičnosti sú definované triedy reprezentujúce roly vyskytujúce sa v systéme. S užívateľom je spojená aj trieda \textit{Manažér užívateľov} umožňujúca vytvorenie nového konta a možnosť nastavenia platnosti registrácie pre registrovaného užívateľa. </text:span></text:p>
      <text:p text:style-name="P24"/>
      <text:p text:style-name="P4"><text:span text:style-name="T10">Článok virtuálneho časopisu je v systéme reprezentovaný triedou \textit{Článok}. Uchováva si informácie o príspevkoch vedených v časopise a odkazuje sa na ňu registrovaný užívateľ, čím sa tieto triedy zväzujú. Aj pre článok je vytvorený manažér spravujúci vytváranie príspevkov. </text:span></text:p>
      <text:p text:style-name="P24"/>
      <text:p text:style-name="P4"><text:span text:style-name="T10">Pre účely notifikácie je vytvorená trieda \textit{Akcia} aj s manažérom, udržujúca informácie o udalostiach nastávajúcich v systéme. Umožňuje taktiež rozosielanie informačných e-mailov, či už na priame vyžiadanie, alebo po časových intervaloch.</text:span></text:p>
      <text:p text:style-name="P24"/>
      <text:p text:style-name="P24">\begin{figure}[ht]</text:p>
      <text:p text:style-name="P24"><text:s/>\centering</text:p>
      <text:p text:style-name="P24"><text:s/>\includegraphics[width=400px]{pic/CD1.png}</text:p>
      <text:p text:style-name="P24"><text:s text:c="2"/>\caption{Diagram prípadov použitia prvej iterácie.}</text:p>
      <text:p text:style-name="P24"><text:s/>\label{fig:dt1}</text:p>
      <text:p text:style-name="P24">\end{figure}</text:p>
      <text:p text:style-name="P24"><text:soft-page-break/></text:p>
      <text:p text:style-name="P24">\subsection{Druhá iterácia}</text:p>
      <text:p text:style-name="P24"/>
      <text:p text:style-name="P4"><text:span text:style-name="T10">Po dokončení práce na prvej iterácii a posunutí výsledkov do fázy vývoja začína pre návrhára práca na ďalšej iterácii. Druhá iterácia má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v diagrame \ref{fig:LL}.</text:span></text:p>
      <text:p text:style-name="P24"/>
      <text:p text:style-name="P4"><text:span text:style-name="T10">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span></text:p>
      <text:p text:style-name="P24"/>
      <text:p text:style-name="P24">\begin{figure}[ht]</text:p>
      <text:p text:style-name="P24"><text:s/>\centering</text:p>
      <text:p text:style-name="P4"><text:span text:style-name="T10"><text:s/>\includegraphics[width=370px]{pic/pridajrecenziu.png}</text:span></text:p>
      <text:p text:style-name="P24"><text:s/>\includegraphics[width=260px]{pic/zostaveniecis.png}</text:p>
      <text:p text:style-name="P24"><text:s text:c="2"/>\caption{Model recenzovania a zostavovania čísla časopisu.}</text:p>
      <text:p text:style-name="P24"><text:s/>\label{fig:recacas}</text:p>
      <text:p text:style-name="P24">\end{figure}</text:p>
      <text:p text:style-name="P24"/>
      <text:p text:style-name="P24"/>
      <text:p text:style-name="P24">\subsection*{Prípady použitia}</text:p>
      <text:p text:style-name="P24">\begin{description}</text:p>
      <text:p text:style-name="P4"><text:span text:style-name="T10">\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nutná, už je len skontrolovaný stav naplnenia časopisu. Ak bol odovzdaný dostatok článkov, je informovaná redakčná rada.</text:span></text:p>
      <text:p text:style-name="P4"><text:span text:style-name="T10">\item[Zostavenie čísla] – Pri zostavení čísla je redakčnej rade zobrazený zoznam doručených publikácií. Rada si v zozname označí články, ktoré zaradí do budúceho čísla, taktiež môže články, podľa uváženia, zo zoznamu vylúčiť. Autori vylúčených článkov budú o tom informovaní. Po určení obsahu vydania sú články zaradene do čísla v DB, pre číslo je vygenerovaná vlastná webová stránka. Je zostavený zoznam odkazov na plné texty článkov a tento zoznam je zaslaný do tlače. <text:s/></text:span></text:p>
      <text:p text:style-name="P4"><text:span text:style-name="T10">\item[Notifikácia] – Na upozornenie užívateľov o výskyte udalosti sa využíva notifikácia navrhnutá v prvej iterácii.</text:span></text:p>
      <text:p text:style-name="P24">\end{description}</text:p>
      <text:p text:style-name="P24"/>
      <text:p text:style-name="P24">\begin{figure}[ht]</text:p>
      <text:p text:style-name="P24"><text:s/>\centering</text:p>
      <text:p text:style-name="P24"><text:soft-page-break/><text:s/>\includegraphics[width=370px]{pic/UC2.png}</text:p>
      <text:p text:style-name="P24"><text:s text:c="2"/>\caption{Diagram prípadov použitia po druhej iterácii.}</text:p>
      <text:p text:style-name="P24"><text:s/>\label{fig:uc2}</text:p>
      <text:p text:style-name="P24">\end{figure}</text:p>
      <text:p text:style-name="P24"/>
      <text:p text:style-name="P24">\subsection*{Statická štruktúra}</text:p>
      <text:p text:style-name="P24"/>
      <text:p text:style-name="P4"><text:span text:style-name="T10">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autora jej vykonania. Recenzie sú vkladané do systému pomocou funkcionality poskytovanej manažérom recenzie.</text:span></text:p>
      <text:p text:style-name="P24"/>
      <text:p text:style-name="P4"><text:span text:style-name="T10">Usporiadanie príspevkov do čísiel zabezpečuje trieda \textit{</text:span><text:span text:style-name="T11">Číslo</text:span><text:span text:style-name="T10">}. Udržuje si informáciu o poradí vydania a odkazuje na všetky články zaradené do daného vydania. Vytváranie a vkladanie článkov do nových čísiel má na starosti \textit{</text:span><text:span text:style-name="T11">Manažér časopisu</text:span><text:span text:style-name="T10">}. Táto trieda má na starosti aj generovanie webových stránok pre novovytvorené číslo a generovanie zoznamov pre tlač. So zaraďovaním príspevkov do čísiel súvisí aj metóda vylučujúca článok, ktorá bola pridaná do manažéra článkov.</text:span></text:p>
      <text:p text:style-name="P24">\begin{figure}[ht]</text:p>
      <text:p text:style-name="P24"><text:s/>\centering</text:p>
      <text:p text:style-name="P24"><text:s/>\includegraphics[width=\linewidth]{pic/CD2.png}</text:p>
      <text:p text:style-name="P24"><text:s text:c="2"/>\caption{Diagram prípadov použitia <text:span text:style-name="T8"><text:s/>pre druhú iterácu</text:span>}</text:p>
      <text:p text:style-name="P24"><text:s/>\label{fig:CD2}</text:p>
      <text:p text:style-name="P24">\end{figure}</text:p>
      <text:p text:style-name="P24"/>
      <text:p text:style-name="P24">\subsection{Tretia iterácia}</text:p>
      <text:p text:style-name="P24"/>
      <text:p text:style-name="P4"><text:span text:style-name="T10">Tretia iterácia prináša do systému funkcionalitu spätú s vyhľadávaním článkov v databáze podľa rôznych kritérií. Taktiež je tu zavedená možnosť úpravy profilu. Firemné procesy zachytávajúce pridávanú funkcionalitu sú zobrazené na obrázku \ref{</text:span><text:span text:style-name="T6">fig:vau</text:span><text:span text:style-name="T10">}. Z uvedených diagramov identifikujeme diagramy použitia pre vyhľadávanie článkov v databáze, úpravu údajov o užívateľovi a zmenu prihlasovacieho hesla. Pridaním nových prípadov použitia nevstupujú do systému žiadni noví aktéri. </text:span></text:p>
      <text:p text:style-name="P24"/>
      <text:p text:style-name="P1">\begin{figure}[ht]</text:p>
      <text:p text:style-name="P1"><text:s/>\centering</text:p>
      <text:p text:style-name="P1">\includegraphics[width=220px]{pic/Vyhladavanie.png} </text:p>
      <text:p text:style-name="P1">\includegraphics[width=150px]{pic/upravaprof.png}</text:p>
      <text:p text:style-name="P1"><text:s/>\includegraphics[width=300px]{pic/zmenahes.png}</text:p>
      <text:p text:style-name="P1"><text:s text:c="2"/>\caption{Procesy vyhľadávania a úpravy profilu.}</text:p>
      <text:p text:style-name="P1"><text:s/>\label{fig:vau}</text:p>
      <text:p text:style-name="P1"><text:soft-page-break/>\end{figure}</text:p>
      <text:p text:style-name="P24"/>
      <text:p text:style-name="P24">\subsection*{Prípady použitia}</text:p>
      <text:p text:style-name="P24"/>
      <text:p text:style-name="P24">\begin{description}</text:p>
      <text:p text:style-name="P4"><text:span text:style-name="T10"><text:s/>\item[Vyhľadávanie] – Užívateľ môže vyhľadávať pomocou reťazca overovaného voči <text:s/>menu a priezvisku autora, názvu organizácie alebo názvu článku. Ďalšou možnosťou je vyhľadávanie podľa kľúčových slov alebo čísla časopisu. Odpoveďou na vyhľadávané otázky je zoznam najvhodnejších nálezov článkov. </text:span></text:p>
      <text:p text:style-name="P4"><text:span text:style-name="T10"><text:s/>\item[Úprava profilu] – Ponúka registrovanému užívateľovi možnosť meniť svoje osobné údaje, ako meno, priezvisko, príslušnosť k organizácii, emailovú adresu využívanú na zasielanie informačných emailov. <text:s/></text:span></text:p>
      <text:p text:style-name="P4"><text:span text:style-name="T10"><text:s/>\item[Zmena hesla] – Registrovaný užívateľ je oprávnený meniť svoje prihlasovacie heslo. Pri zmene hesla je najskôr vyžiadané staré heslo, ktoré je overené, a až následne je povolená zmena. <text:s/></text:span></text:p>
      <text:p text:style-name="P24"><text:s/>\end{description}</text:p>
      <text:p text:style-name="P24"/>
      <text:p text:style-name="P24">\begin{figure}[ht]</text:p>
      <text:p text:style-name="P24"><text:s/>\centering</text:p>
      <text:p text:style-name="P24"><text:s/>\includegraphics[width=400px]{pic/UC3.png}</text:p>
      <text:p text:style-name="P24"><text:s text:c="2"/>\caption{Diagram prípadov použitia tretej iterácie.}</text:p>
      <text:p text:style-name="P24"><text:s/>\label{fig:uc3}</text:p>
      <text:p text:style-name="P24">\end{figure}</text:p>
      <text:p text:style-name="P24"/>
      <text:p text:style-name="P4"><text:span text:style-name="T10">\subsection*{Statická štruktúra}</text:span></text:p>
      <text:p text:style-name="P4"><text:span text:style-name="T10">Zavedením novej funkcionality do modelu v tretej iterácii neprináša žiadnu novú triedu, ale rozširujú sa už existujúce triedy. Funkcionalita vyhľadávania je zabezpečená cez metódy pridané do tried \textit{</text:span><text:span text:style-name="T11">Manažér časopisu</text:span><text:span text:style-name="T10">}, \textit{</text:span><text:span text:style-name="T11">Manažér čísla</text:span><text:span text:style-name="T10">} a \textit{</text:span><text:span text:style-name="T11">Manažér užívateľov</text:span><text:span text:style-name="T10">}. Menenie osobných údajov užívateľa je, podobne ako vyhľadávanie, zabezpečené vložením zodpovedajúcich metód do triedy \textit{</text:span><text:span text:style-name="T11">Manažér užívateľov</text:span><text:span text:style-name="T10">}.</text:span></text:p>
      <text:p text:style-name="P24"/>
      <text:p text:style-name="P24">\begin{figure}[ht]</text:p>
      <text:p text:style-name="P24"><text:s/>\centering</text:p>
      <text:p text:style-name="P4"><text:span text:style-name="T10"><text:s/>\includegraphics[width=\linewidth]{pic/CD3.png}</text:span></text:p>
      <text:p text:style-name="P24"><text:s text:c="2"/>\caption{Diagram tried tretej iterácie.}</text:p>
      <text:p text:style-name="P24"><text:s/>\label{fig:CD3}</text:p>
      <text:p text:style-name="P24">\end{figure}</text:p>
      <text:p text:style-name="P24"/>
      <text:p text:style-name="P24">\subsection{Štvrtá iterácia}</text:p>
      <text:p text:style-name="P24"/>
      <text:p text:style-name="P4"><text:span text:style-name="T10">Posledná iterácia dokončuje budovaný produkt pridaním správy systému. Administrátor využíva </text:span><text:soft-page-break/><text:span text:style-name="T10">túto správu na upravovanie vzhľadu a obsahu virtuálneho časopisu. Správna aplikácia mu ponúka možnosť vkladať nové webové stránky do rozhrania, ktoré sú hierarchicky usporadúvané a zaradené do menu. Administrátor má takto možnosť bez zasahovania do kódu rozhrania pridať potrebné informácie na web. Firemné procesy popisujúce prácu administrátora sú zachytené na obrázku </text:span><text:span text:style-name="T6">\ref{fig:sc}.</text:span></text:p>
      <text:p text:style-name="P1"/>
      <text:p text:style-name="P1">\begin{figure}[ht]</text:p>
      <text:p text:style-name="P1"><text:s/>\centering</text:p>
      <text:p text:style-name="P1"><text:s/>\includegraphics[width=320px]{pic/spravacas.png}</text:p>
      <text:p text:style-name="P1">\includegraphics[width=180px]{pic/upravaclan.png}</text:p>
      <text:p text:style-name="P1"><text:s text:c="2"/>\caption{Firemné procesy pre správu časopisu.}</text:p>
      <text:p text:style-name="P1"><text:s/>\label{fig:sc}</text:p>
      <text:p text:style-name="P2"><text:span text:style-name="T10">\end{figure}</text:span></text:p>
      <text:p text:style-name="P24"/>
      <text:p text:style-name="P4"><text:span text:style-name="T10">Z uvedených diagramov vyčítame prípady použitia zachytávajúce možnosť upravovania údajov o článku a v prípade núdze aj jeho vymazanie. Ďalším kandidátom na prípad použitia sú činnosti spojené s vytváraním nových stránok rozhrania a ich upravovaním obsahu už existujúcich stránok. Poslednou identifikovateľnou funkcionalitou je upravovanie celkového vzhľadu rozhrania. Podľa dodanej ponuky je možné meniť logo virtuálneho časopisu, nadpis a tému.</text:span></text:p>
      <text:p text:style-name="P24"/>
      <text:p text:style-name="P24">\subsection*{Prípady použitia}</text:p>
      <text:p text:style-name="P24"/>
      <text:p text:style-name="P24">\begin{description}</text:p>
      <text:p text:style-name="P24"><text:s/>\item[Úprava údajov o článkoch] – Administrátor upravuje údaje o článkoch. Je oprávnený meniť názvy, anotácie, autorov a odkaz na umiestnenie súboru s plným textom.</text:p>
      <text:p text:style-name="P4"><text:span text:style-name="T10"><text:s/>\item[Vymazanie článku] – Administrátorovi je umožnené z technických príčin mať možnosť vymazať článok. Táto akcia je spojená s notifikáciou redakčnej rady a autora článku o vykonanom odstránení.</text:span></text:p>
      <text:p text:style-name="P4"><text:span text:style-name="T10">\item[Vytvorenie stránky] – Správca systému môže rozširovať grafické rozhranie aplikácie pridaním nových webových stránok a ich naplnením obsahom. Stránky sú generované automaticky a dopĺňa sa do nich len samotný text pomocou jednoduchého rozhrania. </text:span></text:p>
      <text:p text:style-name="P4"><text:span text:style-name="T10">\item[Upravenie stránky] – Administrátor je oprávnený meniť obsah skupiny stránok, na ktorej nie sú zobrazované výpisy z databázy.</text:span></text:p>
      <text:p text:style-name="P24">\item[Úprava rozhrania] – Rozhranie môže byť správcom upravené pomocou dodávaných tém. Je tiež umožnené meniť logo a názov virtuálneho časopisu.</text:p>
      <text:p text:style-name="P24"><text:s/>\end{description}</text:p>
      <text:p text:style-name="P24"/>
      <text:p text:style-name="P24">\begin{figure}[ht]</text:p>
      <text:p text:style-name="P24"><text:s/>\centering</text:p>
      <text:p text:style-name="P24"><text:s/>\includegraphics[width=370px]{pic/UC4.png}</text:p>
      <text:p text:style-name="P24"><text:s text:c="2"/>\caption{Diagram prípadov použitia po druhej iterácii.}</text:p>
      <text:p text:style-name="P24"><text:soft-page-break/><text:s/>\label{fig:uc4}</text:p>
      <text:p text:style-name="P24">\end{figure}</text:p>
      <text:p text:style-name="P24"/>
      <text:p text:style-name="P24">\subsection*{Statická štruktúra}</text:p>
      <text:p text:style-name="P4"><text:span text:style-name="T10">Záverečný diagram tried (\ref{fig:CD4}) zachytáva komplexný pohľad na vypracovaný systém. V poslednej iterácii do neho pribudli triedy \textit{AdresárStránok} a \textit{</text:span><text:span text:style-name="T12">WebS</text:span><text:span text:style-name="T10">tránka}, zabezpečujúce prácu so správou rozhrania. Držia informácie o vzhľade aplikácie a zachytávajú hierarchiu usporiadania webových stránok. Zabezpečujú aj generovanie nových stránok a prácu s upravovateľnými stránkami.</text:span></text:p>
      <text:p text:style-name="P24"/>
      <text:p text:style-name="P24">\begin{figure}[ht]</text:p>
      <text:p text:style-name="P24"><text:s/>\centering</text:p>
      <text:p text:style-name="P24"><text:s/>\includegraphics[width=\linewidth]{pic/CD4.png}</text:p>
      <text:p text:style-name="P24"><text:s text:c="2"/>\caption{<text:span text:style-name="T6">Diagram tried poslednej iterácie </text:span>.}</text:p>
      <text:p text:style-name="P24"><text:s/>\label{fig:CD4}</text:p>
      <text:p text:style-name="P24">\end{figure}</text:p>
      <text:p text:style-name="Standard"><text:span text:style-name="T4"/></text:p>
      <text:p text:style-name="P16"><text:span text:style-name="T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Zaver</text:p>
      <text:p text:style-name="Standard"/>
      <text:p text:style-name="Standard">V súčasnej dobe je vývoj softvéru už takmer nepredstaviteľný bez využitia nejakej modelovacej metódy, ktorá tento vývoj dokáže usmerniť, napomôcť získanie kvalitného riešenia problému a rapídne zvýšiť úspešnosť projektu. Rôzne metódy majú rozdielne špecifické prvky a niektoré je potrebné prispôsobiť adekvátnemu využitiu a maximalizovaniu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Všeobecne je hlavnou myšlienkou používania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monumentálny základ pre vývoj aplikácií, ale pre zákazníka nemusí dodávať riešenia dostatočne rýchlo. Práve zákazník potrebuje rýchle zavedenie IT riešenia,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í modelov bolo cieľom tejto práce aj oboznámenie sa s grafickými modelovacími nástrojmi, hlavne s Business Process Modeling Notation, slúžiacim na popisovanie firemných procesov.</text:p>
      <text:p text:style-name="Standard"/>
      <text:p text:style-name="Standard">Navrhnutá metóda využíva BPMN diagramy na zachytenie požiadaviek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ľa jeho predstáv. </text:p>
      <text:p text:style-name="Standard"><text:soft-page-break/></text:p>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ý výsledný súbor modelov popisuje statickú a dynamickú štruktúru produktu. </text:p>
      <text:p text:style-name="Standard"/>
      <text:p text:style-name="Standard">Na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komunikáciu s návrhárom. Overila by sa tým miera zrozumiteľnosti a množstvo informácií poskytovaných modelm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erif2" svg:font-family="'Liberation Serif', 'Arial Unicode MS'"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9T18:53:19</dc:date>
    <dc:creator>Miroslav Ligas</dc:creator>
    <meta:editing-duration>PT408H30M47S</meta:editing-duration>
    <meta:editing-cycles>204</meta:editing-cycles>
    <meta:generator>OpenOffice.org/3.0$Linux OpenOffice.org_project/300m15$Build-9379</meta:generator>
    <meta:document-statistic meta:table-count="0" meta:image-count="0" meta:object-count="0" meta:page-count="40" meta:paragraph-count="575" meta:word-count="12917" meta:character-count="99585"/>
    <meta:user-defined meta:name="Info 1"/>
    <meta:user-defined meta:name="Info 2"/>
    <meta:user-defined meta:name="Info 3"/>
    <meta:user-defined meta:name="Info 4"/>
  </office:meta>
</office:document-meta>
</file>